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C0000012C9A4CD4C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1.445cm"/>
    </style:style>
    <style:style style:name="pr2" style:family="presentation" style:parent-style-name="Default-subtitle">
      <style:graphic-properties draw:fill-color="#ffffff" draw:auto-grow-height="true" fo:min-height="31.4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800pt" style:font-size-asian="800pt" style:font-size-complex="800pt"/>
    </style:style>
    <style:style style:name="P2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31.445cm" svg:height="31.445cm" svg:x="0cm" svg:y="0cm" presentation:class="title" presentation:user-transformed="true">
          <draw:text-box>
            <text:p><text:line-break/>WAX TRACKS<text:line-break/><text:line-break/><text:line-break/><text:line-break/><text:line-break/><text:line-break/><text:line-break/><text:line-break/><text:span text:style-name="T1">Too lazy to walk to Wax Tracks?</text:span><text:span text:style-name="T1"><text:line-break/></text:span><text:span text:style-name="T1">Order online instead.</text:span><text:line-break/></text:p>
          </draw:text-box>
        </draw:frame>
        <draw:frame presentation:style-name="pr2" draw:text-style-name="P1" draw:layer="layout" svg:width="31.445cm" svg:height="31.42cm" svg:x="0cm" svg:y="0cm" presentation:class="subtitle" presentation:placeholder="true" presentation:user-transformed="true">
          <draw:text-box/>
        </draw:frame>
        <draw:frame draw:style-name="gr1" draw:text-style-name="P2" draw:layer="layout" svg:width="17.018cm" svg:height="14.224cm" svg:x="7.366cm" svg:y="7.112cm">
          <draw:image xlink:href="Pictures/100000000000012C0000012C9A4CD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8cm" fo:text-indent="0cm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98cm" fo:text-indent="0cm"/>
      <style:text-properties fo:font-size="41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48cm" fo:text-indent="0cm"/>
      <style:text-properties fo:font-size="35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99cm" fo:text-indent="0cm"/>
      <style:text-properties fo:font-size="2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49cm" fo:text-indent="0cm"/>
      <style:text-properties fo:font-size="2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5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445cm" fo:page-height="31.44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8.299cm" svg:height="5.25cm" svg:x="1.572cm" svg:y="1.253cm" presentation:class="title" presentation:placeholder="true">
        <draw:text-box/>
      </draw:frame>
      <draw:frame presentation:style-name="Default-outline1" draw:layer="backgroundobjects" svg:width="28.299cm" svg:height="20.752cm" svg:x="1.572cm" svg:y="7.358cm" presentation:class="outline" presentation:placeholder="true">
        <draw:text-box/>
      </draw:frame>
      <draw:frame presentation:style-name="Mpr1" draw:text-style-name="MP1" draw:layer="backgroundobjects" svg:width="7.326cm" svg:height="2.168cm" svg:x="1.572cm" svg:y="28.6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9.967cm" svg:height="2.168cm" svg:x="10.754cm" svg:y="28.6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7.326cm" svg:height="2.168cm" svg:x="22.546cm" svg:y="28.6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9T09:58:39</meta:creation-date>
    <dc:date>2014-08-19T10:21:59</dc:date>
    <meta:editing-duration>PT8M9S</meta:editing-duration>
    <meta:editing-cycles>1</meta:editing-cycles>
    <meta:document-statistic meta:object-count="26"/>
    <meta:generator>OpenOffice.org/3.4$Unix OpenOffice.org_project/340m1$Build-9590</meta:generator>
  </office:meta>
</office:document-meta>
</file>